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line-height="100%"/>
    </style:style>
    <style:style style:name="P3" style:parent-style-name="Normal" style:family="paragraph">
      <style:paragraph-properties fo:line-height="100%"/>
    </style:style>
    <style:style style:name="P4" style:parent-style-name="Normal" style:family="paragraph">
      <style:paragraph-properties fo:line-height="100%"/>
    </style:style>
    <style:style style:name="P5" style:parent-style-name="Normal" style:family="paragraph">
      <style:paragraph-properties fo:line-height="100%"/>
    </style:style>
    <style:style style:name="P6" style:parent-style-name="Normal" style:family="paragraph">
      <style:paragraph-properties fo:line-height="100%"/>
    </style:style>
    <style:style style:name="P7" style:parent-style-name="Normal" style:family="paragraph">
      <style:paragraph-properties fo:line-height="100%"/>
    </style:style>
    <style:style style:name="P8" style:parent-style-name="Normal" style:family="paragraph">
      <style:paragraph-properties fo:line-height="100%"/>
    </style:style>
    <style:style style:name="P9" style:parent-style-name="Normal" style:family="paragraph">
      <style:paragraph-properties fo:line-height="100%"/>
    </style:style>
    <style:style style:name="P10" style:parent-style-name="Normal" style:family="paragraph">
      <style:paragraph-properties fo:line-height="100%"/>
    </style:style>
    <style:style style:name="P11" style:parent-style-name="Normal" style:family="paragraph">
      <style:paragraph-properties fo:line-height="100%"/>
    </style:style>
    <style:style style:name="P12" style:parent-style-name="Normal" style:family="paragraph">
      <style:paragraph-properties fo:line-height="100%"/>
    </style:style>
    <style:style style:name="P13" style:parent-style-name="Normal" style:family="paragraph">
      <style:paragraph-properties fo:line-height="100%"/>
    </style:style>
    <style:style style:name="P14" style:parent-style-name="Normal" style:family="paragraph">
      <style:paragraph-properties fo:line-height="100%"/>
    </style:style>
  </office:automatic-styles>
  <office:body>
    <office:text text:use-soft-page-breaks="true">
      <text:p text:style-name="P1">1.- echo “valencia” &gt; poblaciones.txt | cat poblaciones.txt</text:p>
      <text:p text:style-name="P2">2.- echo “Catarroja” &gt;&gt; poblaciones.txt | echo “Burjassot” &gt;&gt; poblaciones.txt</text:p>
      <text:p text:style-name="P3">3.- ls /dev/tty*</text:p>
      <text:p text:style-name="P4">4.- mkdir formación ventas personal clientes</text:p>
      <text:p text:style-name="P5">5.- cd ventas/<text:s/></text:p>
      <text:p text:style-name="P6">echo “primero” &gt; mayo | echo “segundo” &gt; junio | echo “tercero” &gt; julio</text:p>
      <text:p text:style-name="P7">6.- cd ..<text:s/></text:p>
      <text:p text:style-name="P8">cp ventas/* clientes/*</text:p>
      <text:p text:style-name="P9">7.- rm -R ventas/</text:p>
      <text:p text:style-name="P10">8.- mv clientes/ clientes_2018/</text:p>
      <text:p text:style-name="P11">9.- ls -l /lib/lib* &gt; formación/estudio.txt</text:p>
      <text:p text:style-name="P12">10.- wc -l estudio.txt</text:p>
      <text:p text:style-name="P13">11.- cat estudio.txt | head -4 ; cat estudio.txt | tail -2</text:p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tin Danailov</meta:initial-creator>
    <dc:creator>Martin Danailov</dc:creator>
    <meta:creation-date>2018-04-18T08:35:00Z</meta:creation-date>
    <dc:date>2018-04-18T08:53:00Z</dc:date>
    <meta:template xlink:href="Normal.dotm" xlink:type="simple"/>
    <meta:editing-cycles>1</meta:editing-cycles>
    <meta:editing-duration>PT1080S</meta:editing-duration>
    <meta:document-statistic meta:page-count="1" meta:paragraph-count="1" meta:word-count="76" meta:character-count="498" meta:row-count="3" meta:non-whitespace-character-count="423"/>
  </office:meta>
</office:document-meta>
</file>